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AMANI TECSI, OLIMPI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FRANCO NINA, LUIS ANG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FRANCES ROJO (PAVIPOLLOS):</text:p>
          </table:table-cell>
          <table:covered-table-cell/>
          <table:table-cell table:style-name="Tabla1.C5" table:number-columns-spanned="2" office:value-type="string">
            <text:p text:style-name="P19">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CRIOLLO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3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00:43:2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